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58f" officeooo:paragraph-rsid="0014e58f"/>
    </style:style>
    <style:style style:name="P2" style:family="paragraph" style:parent-style-name="Standard">
      <style:paragraph-properties style:line-height-at-least="0.503cm"/>
      <style:text-properties fo:color="#f6f6f4" loext:opacity="100%" style:font-name="Droid Sans Mono" fo:font-size="10.5pt" fo:font-weight="normal" fo:background-color="#282a36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f6f6f4" loext:opacity="100%" style:font-name="Droid Sans Mono" fo:font-size="10.5pt" fo:font-weight="normal" fo:background-color="#282a36"/>
    </style:style>
    <style:style style:name="P4" style:family="paragraph" style:parent-style-name="Standard">
      <style:text-properties fo:color="#f6f6f4" loext:opacity="100%" style:font-name="Droid Sans Mono" fo:font-size="10.5pt" fo:font-weight="normal" officeooo:rsid="0014e58f" officeooo:paragraph-rsid="0014e58f" fo:background-color="#282a36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style:line-height-at-least="0.503cm"/>
      <style:text-properties fo:color="#7b7f8b" loext:opacity="100%" style:font-name="Droid Sans Mono" fo:font-size="10.5pt" fo:font-weight="normal" fo:background-color="#282a36"/>
    </style:style>
    <style:style style:name="P8" style:family="paragraph" style:parent-style-name="Standard">
      <style:paragraph-properties style:line-height-at-least="0.503cm"/>
      <style:text-properties fo:color="#bf9eee" loext:opacity="100%" style:font-name="Droid Sans Mono" fo:font-size="10.5pt" fo:font-weight="normal" fo:background-color="#282a36"/>
    </style:style>
    <style:style style:name="T1" style:family="text">
      <style:text-properties fo:color="#f286c4" loext:opacity="100%"/>
    </style:style>
    <style:style style:name="T2" style:family="text">
      <style:text-properties fo:color="#f286c4" loext:opacity="100%" fo:font-weight="bold"/>
    </style:style>
    <style:style style:name="T3" style:family="text">
      <style:text-properties fo:color="#97e1f1" loext:opacity="100%"/>
    </style:style>
    <style:style style:name="T4" style:family="text">
      <style:text-properties fo:color="#97e1f1" loext:opacity="100%" fo:font-style="italic"/>
    </style:style>
    <style:style style:name="T5" style:family="text">
      <style:text-properties fo:color="#bf9eee" loext:opacity="100%"/>
    </style:style>
    <style:style style:name="T6" style:family="text">
      <style:text-properties fo:color="#bf9eee" loext:opacity="100%" fo:font-style="italic"/>
    </style:style>
    <style:style style:name="T7" style:family="text">
      <style:text-properties fo:color="#dee492" loext:opacity="100%"/>
    </style:style>
    <style:style style:name="T8" style:family="text">
      <style:text-properties fo:color="#e7ee98" loext:opacity="100%"/>
    </style:style>
    <style:style style:name="T9" style:family="text">
      <style:text-properties fo:font-style="italic"/>
    </style:style>
    <style:style style:name="T10" style:family="text">
      <style:text-properties fo:color="#62e884" loext:opacity="100%"/>
    </style:style>
    <style:style style:name="T11" style:family="text">
      <style:text-properties fo:color="#ffb86c" loext:opacity="100%" fo:font-style="italic"/>
    </style:style>
    <style:style style:name="T12" style:family="text">
      <style:text-properties fo:color="#7b7f8b" loext:opacity="100%"/>
    </style:style>
    <style:style style:name="T13" style:family="text">
      <style:text-properties officeooo:rsid="0016c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dor</text:p>
      <text:p text:style-name="P1">A fun<text:span text:style-name="T13">c</text:span>ionalidade Servidor serve para manter os dados de uma pessoa e ela integra varias funcionalidades (pessoa,foto,endereco e cidade), após o cadastro de uma pessoa a partir de agora mencionada como servidor,a aplicação deve retornar seu Id onde este será usado para o lançamentos de dados no sistemas como servidor Temporario ou efetivo.</text:p>
      <text:p text:style-name="P1"/>
      <text:p text:style-name="P1"/>
      <text:p text:style-name="P1">código Spring</text:p>
      <text:p text:style-name="P1"/>
      <text:p text:style-name="P1"/>
      <text:p text:style-name="P2"><text:span text:style-name="T1">import</text:span> com.rossatti.spring_pjc_2025.cidade.validators.<text:span text:style-name="T1">ValidUF</text:span>;</text:p>
      <text:p text:style-name="P5"/>
      <text:p text:style-name="P2"><text:span text:style-name="T1">import</text:span> jakarta.validation.constraints.<text:span text:style-name="T1">NotBlank</text:span>;</text:p>
      <text:p text:style-name="P2"><text:span text:style-name="T1">import</text:span> jakarta.validation.constraints.<text:span text:style-name="T1">Size</text:span>;</text:p>
      <text:p text:style-name="P2"><text:span text:style-name="T1">import</text:span> lombok.<text:span text:style-name="T1">AllArgsConstructor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Data</text:span>;</text:p>
      <text:p text:style-name="P2"><text:span text:style-name="T1">import</text:span> lombok.<text:span text:style-name="T1">NoArgsConstructor</text:span>;</text:p>
      <text:p text:style-name="P5"/>
      <text:p text:style-name="P2">@<text:span text:style-name="T1">Data</text:span></text:p>
      <text:p text:style-name="P2">@<text:span text:style-name="T1">NoArgsConstructor</text:span></text:p>
      <text:p text:style-name="P2">@<text:span text:style-name="T1">AllArgsConstructor</text:span></text:p>
      <text:p text:style-name="P2">@<text:span text:style-name="T1">Builder</text:span></text:p>
      <text:p text:style-name="P2"><text:span text:style-name="T1">public</text:span> <text:span text:style-name="T1">class</text:span> <text:span text:style-name="T3">ServidorCidadeRequest</text:span> {</text:p>
      <text:p text:style-name="P5"/>
      <text:p text:style-name="P2">@<text:span text:style-name="T1">Size</text:span>(<text:span text:style-name="T5">min</text:span> <text:span text:style-name="T1">=</text:span> <text:span text:style-name="T5">3</text:span>, <text:span text:style-name="T5">max</text:span> <text:span text:style-name="T1">=</text:span> <text:span text:style-name="T5">200</text:span>)</text:p>
      <text:p text:style-name="P2">@<text:span text:style-name="T1">NotBlank</text:span>(<text:span text:style-name="T5">message</text:span> <text:span text:style-name="T1">=</text:span> <text:span text:style-name="T7">"</text:span><text:span text:style-name="T8">O nome da cidade é obrigatório.</text:span><text:span text:style-name="T7">"</text:span>) </text:p>
      <text:p text:style-name="P2"><text:span text:style-name="T1">private</text:span> <text:span text:style-name="T3">String</text:span> nome;</text:p>
      <text:p text:style-name="P5"/>
      <text:p text:style-name="P2">@<text:span text:style-name="T1">Size</text:span>(<text:span text:style-name="T5">min</text:span> <text:span text:style-name="T1">=</text:span> <text:span text:style-name="T5">2</text:span>,<text:span text:style-name="T5">max</text:span> <text:span text:style-name="T1">=</text:span> <text:span text:style-name="T5">2</text:span>)</text:p>
      <text:p text:style-name="P2">@<text:span text:style-name="T1">ValidUF</text:span></text:p>
      <text:p text:style-name="P2">@<text:span text:style-name="T1">NotBlank</text:span>(<text:span text:style-name="T5">message</text:span> <text:span text:style-name="T1">=</text:span> <text:span text:style-name="T7">"</text:span><text:span text:style-name="T8">A UF é obrigatória.</text:span><text:span text:style-name="T7">"</text:span>) </text:p>
      <text:p text:style-name="P2"><text:span text:style-name="T1">private</text:span> <text:span text:style-name="T3">String</text:span> uf;</text:p>
      <text:p text:style-name="P2">}</text:p>
      <text:p text:style-name="P2"/>
      <text:p text:style-name="P1"/>
      <text:p text:style-name="P4"><text:span text:style-name="T1">import</text:span> jakarta.validation.constraints.<text:span text:style-name="T1">Min</text:span>;</text:p>
      <text:p text:style-name="P2"><text:span text:style-name="T1">import</text:span> jakarta.validation.constraints.<text:span text:style-name="T1">NotBlank</text:span>;</text:p>
      <text:p text:style-name="P2"><text:span text:style-name="T1">import</text:span> jakarta.validation.constraints.<text:span text:style-name="T1">NotNull</text:span>;</text:p>
      <text:p text:style-name="P2"><text:span text:style-name="T1">import</text:span> jakarta.validation.constraints.<text:span text:style-name="T1">Pattern</text:span>;</text:p>
      <text:p text:style-name="P2"><text:span text:style-name="T1">import</text:span> jakarta.validation.constraints.<text:span text:style-name="T1">Size</text:span>;</text:p>
      <text:p text:style-name="P2"><text:span text:style-name="T1">import</text:span> lombok.<text:span text:style-name="T1">AllArgsConstructor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Data</text:span>;</text:p>
      <text:p text:style-name="P2"><text:span text:style-name="T1">import</text:span> lombok.<text:span text:style-name="T1">NoArgsConstructor</text:span>;</text:p>
      <text:p text:style-name="P5"/>
      <text:p text:style-name="P2">@<text:span text:style-name="T1">Data</text:span></text:p>
      <text:p text:style-name="P2">@<text:span text:style-name="T1">NoArgsConstructor</text:span></text:p>
      <text:p text:style-name="P2">@<text:span text:style-name="T1">AllArgsConstructor</text:span></text:p>
      <text:p text:style-name="P2">@<text:span text:style-name="T1">Builder</text:span></text:p>
      <text:p text:style-name="P2"><text:span text:style-name="T1">public</text:span> <text:span text:style-name="T1">class</text:span> <text:span text:style-name="T3">ServidorEnderecoRequest</text:span> {</text:p>
      <text:p text:style-name="P2"><text:soft-page-break/>@<text:span text:style-name="T1">NotBlank</text:span>(<text:span text:style-name="T5">message</text:span> <text:span text:style-name="T1">=</text:span> <text:span text:style-name="T7">"</text:span><text:span text:style-name="T8">O tipo de logradouro é obrigatório</text:span><text:span text:style-name="T7">"</text:span>)</text:p>
      <text:p text:style-name="P2">@<text:span text:style-name="T1">Size</text:span>(<text:span text:style-name="T5">max</text:span> <text:span text:style-name="T1">=</text:span> <text:span text:style-name="T5">50</text:span>, <text:span text:style-name="T5">message</text:span> <text:span text:style-name="T1">=</text:span> <text:span text:style-name="T7">"</text:span><text:span text:style-name="T8">O tipo de logradouro deve ter no máximo 50 caracteres</text:span><text:span text:style-name="T7">"</text:span>)</text:p>
      <text:p text:style-name="P2">@<text:span text:style-name="T1">Pattern</text:span>(<text:span text:style-name="T5">regexp</text:span> <text:span text:style-name="T1">=</text:span> <text:span text:style-name="T7">"</text:span><text:span text:style-name="T8">Rua|Avenida|Travessa|Alameda|Praça|Rodovia|Estrada|Aeroporto|Campo|Chácara|Colônia|Condomínio|Conjunto|Distrito|Esplanada|Estação|Fazenda</text:span><text:span text:style-name="T7">"</text:span>,</text:p>
      <text:p text:style-name="P2"><text:span text:style-name="T5">message</text:span> <text:span text:style-name="T1">=</text:span> <text:span text:style-name="T7">"</text:span><text:span text:style-name="T8">O tipo de logradouro deve ser um dos seguintes: Rua, Avenida, Travessa, Alameda, Praça, Rodovia, Estrada, Aeroporto, Campo, Chácara, Colônia, Condomínio, Conjunto, Distrito, Esplanada, Estação, Fazenda</text:span><text:span text:style-name="T7">"</text:span>)</text:p>
      <text:p text:style-name="P2"><text:span text:style-name="T1">private</text:span> <text:span text:style-name="T3">String</text:span> tipoLogradouro;</text:p>
      <text:p text:style-name="P5"/>
      <text:p text:style-name="P2">@<text:span text:style-name="T1">NotBlank</text:span>(<text:span text:style-name="T5">message</text:span> <text:span text:style-name="T1">=</text:span> <text:span text:style-name="T7">"</text:span><text:span text:style-name="T8">O logradouro é obrigatório</text:span><text:span text:style-name="T7">"</text:span>)</text:p>
      <text:p text:style-name="P2">@<text:span text:style-name="T1">Size</text:span>(<text:span text:style-name="T5">max</text:span> <text:span text:style-name="T1">=</text:span> <text:span text:style-name="T5">200</text:span>, <text:span text:style-name="T5">message</text:span> <text:span text:style-name="T1">=</text:span> <text:span text:style-name="T7">"</text:span><text:span text:style-name="T8">O logradouro deve ter no máximo 200 caracteres</text:span><text:span text:style-name="T7">"</text:span>)</text:p>
      <text:p text:style-name="P2"><text:span text:style-name="T1">private</text:span> <text:span text:style-name="T3">String</text:span> logradouro;</text:p>
      <text:p text:style-name="P5"/>
      <text:p text:style-name="P2">@<text:span text:style-name="T1">NotNull</text:span>(<text:span text:style-name="T5">message</text:span> <text:span text:style-name="T1">=</text:span> <text:span text:style-name="T7">"</text:span><text:span text:style-name="T8">O número é obrigatório</text:span><text:span text:style-name="T7">"</text:span>)</text:p>
      <text:p text:style-name="P2">@<text:span text:style-name="T1">Min</text:span>(<text:span text:style-name="T5">value</text:span> <text:span text:style-name="T1">=</text:span> <text:span text:style-name="T5">1</text:span>, <text:span text:style-name="T5">message</text:span> <text:span text:style-name="T1">=</text:span> <text:span text:style-name="T7">"</text:span><text:span text:style-name="T8">O número deve ser maior que zero</text:span><text:span text:style-name="T7">"</text:span>) </text:p>
      <text:p text:style-name="P2"><text:span text:style-name="T1">private</text:span> <text:span text:style-name="T4">int</text:span> numero;</text:p>
      <text:p text:style-name="P5"/>
      <text:p text:style-name="P2">@<text:span text:style-name="T1">NotBlank</text:span>(<text:span text:style-name="T5">message</text:span> <text:span text:style-name="T1">=</text:span> <text:span text:style-name="T7">"</text:span><text:span text:style-name="T8">O bairro é obrigatório</text:span><text:span text:style-name="T7">"</text:span>)</text:p>
      <text:p text:style-name="P2">@<text:span text:style-name="T1">Size</text:span>(<text:span text:style-name="T5">max</text:span> <text:span text:style-name="T1">=</text:span> <text:span text:style-name="T5">100</text:span>, <text:span text:style-name="T5">message</text:span> <text:span text:style-name="T1">=</text:span> <text:span text:style-name="T7">"</text:span><text:span text:style-name="T8">O bairro deve ter no máximo 100 caracteres</text:span><text:span text:style-name="T7">"</text:span>)</text:p>
      <text:p text:style-name="P2"><text:span text:style-name="T1">private</text:span> <text:span text:style-name="T3">String</text:span> bairro;</text:p>
      <text:p text:style-name="P5"/>
      <text:p text:style-name="P2"><text:span text:style-name="T1">private</text:span> <text:span text:style-name="T3">ServidorCidadeRequest</text:span> cidade;</text:p>
      <text:p text:style-name="P2">}</text:p>
      <text:p text:style-name="P2"/>
      <text:p text:style-name="P4"><text:span text:style-name="T1">import</text:span> lombok.<text:span text:style-name="T6">*</text:span>;</text:p>
      <text:p text:style-name="P2"><text:span text:style-name="T1">import</text:span> java.time.<text:span text:style-name="T3">LocalDate</text:span>;</text:p>
      <text:p text:style-name="P2"><text:span text:style-name="T1">import</text:span> java.util.<text:span text:style-name="T4">Set</text:span>;</text:p>
      <text:p text:style-name="P5"/>
      <text:p text:style-name="P2"><text:span text:style-name="T1">import</text:span> org.springframework.format.annotation.<text:span text:style-name="T1">DateTimeFormat</text:span>;</text:p>
      <text:p text:style-name="P2"><text:span text:style-name="T1">import</text:span> org.springframework.format.annotation.<text:span text:style-name="T1">DateTimeFormat</text:span>.<text:span text:style-name="T4">ISO</text:span>;</text:p>
      <text:p text:style-name="P5"/>
      <text:p text:style-name="P2"><text:span text:style-name="T1">import</text:span> com.rossatti.spring_pjc_2025.commons.validators.<text:span text:style-name="T1">UniqueValue</text:span>;</text:p>
      <text:p text:style-name="P2"><text:span text:style-name="T1">import</text:span> com.rossatti.spring_pjc_2025.pessoa.entities.<text:span text:style-name="T3">Pessoa</text:span>;</text:p>
      <text:p text:style-name="P5"/>
      <text:p text:style-name="P2"><text:span text:style-name="T1">import</text:span> jakarta.validation.constraints.<text:span text:style-name="T1">NotEmpty</text:span>;</text:p>
      <text:p text:style-name="P2"><text:span text:style-name="T1">import</text:span> jakarta.validation.constraints.<text:span text:style-name="T1">NotNull</text:span>;</text:p>
      <text:p text:style-name="P2"><text:span text:style-name="T1">import</text:span> jakarta.validation.constraints.<text:span text:style-name="T1">Past</text:span>;</text:p>
      <text:p text:style-name="P2"><text:span text:style-name="T1">import</text:span> jakarta.validation.constraints.<text:span text:style-name="T1">Pattern</text:span>;</text:p>
      <text:p text:style-name="P2"><text:span text:style-name="T1">import</text:span> jakarta.validation.constraints.<text:span text:style-name="T1">Size</text:span>;</text:p>
      <text:p text:style-name="P5"/>
      <text:p text:style-name="P2">@<text:span text:style-name="T1">Data</text:span></text:p>
      <text:p text:style-name="P2">@<text:span text:style-name="T1">NoArgsConstructor</text:span></text:p>
      <text:p text:style-name="P2">@<text:span text:style-name="T1">AllArgsConstructor</text:span></text:p>
      <text:p text:style-name="P2">@<text:span text:style-name="T1">Builder</text:span></text:p>
      <text:p text:style-name="P2"><text:span text:style-name="T1">public</text:span> <text:span text:style-name="T1">class</text:span> <text:span text:style-name="T3">ServidorRequest</text:span> {</text:p>
      <text:p text:style-name="P5"/>
      <text:p text:style-name="P2">@<text:span text:style-name="T1">NotNull</text:span></text:p>
      <text:p text:style-name="P2">@<text:span text:style-name="T1">NotEmpty</text:span></text:p>
      <text:p text:style-name="P2">@<text:span text:style-name="T1">Size</text:span>(<text:span text:style-name="T5">min</text:span> <text:span text:style-name="T1">=</text:span> <text:span text:style-name="T5">3</text:span>, <text:span text:style-name="T5">max</text:span> <text:span text:style-name="T1">=</text:span> <text:span text:style-name="T5">200</text:span>)</text:p>
      <text:p text:style-name="P2">@<text:span text:style-name="T1">UniqueValue</text:span>(<text:span text:style-name="T5">entityClass</text:span> <text:span text:style-name="T1">=</text:span> <text:span text:style-name="T3">Pessoa</text:span>.<text:span text:style-name="T1">class</text:span>, <text:span text:style-name="T5">fieldName</text:span> <text:span text:style-name="T1">=</text:span> <text:span text:style-name="T7">"</text:span><text:span text:style-name="T8">nome</text:span><text:span text:style-name="T7">"</text:span>, <text:span text:style-name="T5">message</text:span> <text:span text:style-name="T1">=</text:span> <text:span text:style-name="T7">"</text:span><text:span text:style-name="T8">Este Nome já está em uso.</text:span><text:span text:style-name="T7">"</text:span>) </text:p>
      <text:p text:style-name="P2"><text:soft-page-break/><text:span text:style-name="T1">private</text:span> <text:span text:style-name="T3">String</text:span> nome;</text:p>
      <text:p text:style-name="P5"/>
      <text:p text:style-name="P2">@<text:span text:style-name="T1">NotNull</text:span></text:p>
      <text:p text:style-name="P2">@<text:span text:style-name="T1">NotEmpty</text:span></text:p>
      <text:p text:style-name="P2">@<text:span text:style-name="T1">Size</text:span>(<text:span text:style-name="T5">min</text:span> <text:span text:style-name="T1">=</text:span> <text:span text:style-name="T5">2</text:span>, <text:span text:style-name="T5">max</text:span> <text:span text:style-name="T1">=</text:span> <text:span text:style-name="T5">200</text:span>) </text:p>
      <text:p text:style-name="P2"><text:span text:style-name="T1">private</text:span> <text:span text:style-name="T3">String</text:span> mae;</text:p>
      <text:p text:style-name="P2">@<text:span text:style-name="T1">Size</text:span>(<text:span text:style-name="T5">min</text:span> <text:span text:style-name="T1">=</text:span> <text:span text:style-name="T5">3</text:span>, <text:span text:style-name="T5">max</text:span> <text:span text:style-name="T1">=</text:span> <text:span text:style-name="T5">200</text:span>) </text:p>
      <text:p text:style-name="P2"><text:span text:style-name="T1">private</text:span> <text:span text:style-name="T3">String</text:span> pai;</text:p>
      <text:p text:style-name="P5"/>
      <text:p text:style-name="P2">@<text:span text:style-name="T1">NotNull</text:span></text:p>
      <text:p text:style-name="P2">@<text:span text:style-name="T1">Pattern</text:span>(<text:span text:style-name="T5">regexp</text:span> <text:span text:style-name="T1">=</text:span> <text:span text:style-name="T7">"</text:span><text:span text:style-name="T8">MASCULINO|FEMININO|NAOINF</text:span><text:span text:style-name="T7">"</text:span>, <text:span text:style-name="T5">message</text:span> <text:span text:style-name="T1">=</text:span> <text:span text:style-name="T7">"</text:span><text:span text:style-name="T8">Sexo deve ser MASCULINO, FEMININO ou NAOINF</text:span><text:span text:style-name="T7">"</text:span>)</text:p>
      <text:p text:style-name="P2"><text:span text:style-name="T1">private</text:span> <text:span text:style-name="T3">String</text:span> sexo;</text:p>
      <text:p text:style-name="P5"/>
      <text:p text:style-name="P2">@<text:span text:style-name="T1">NotNull</text:span> </text:p>
      <text:p text:style-name="P2">@<text:span text:style-name="T1">Past</text:span></text:p>
      <text:p text:style-name="P2">@<text:span text:style-name="T1">DateTimeFormat</text:span>(<text:span text:style-name="T5">iso</text:span> <text:span text:style-name="T1">=</text:span> <text:span text:style-name="T4">ISO</text:span>.DATE_TIME)</text:p>
      <text:p text:style-name="P2"><text:span text:style-name="T1">private</text:span> <text:span text:style-name="T3">LocalDate</text:span> dataNascimento;</text:p>
      <text:p text:style-name="P2"><text:span text:style-name="T1">private</text:span> <text:span text:style-name="T4">Set</text:span>&lt;<text:span text:style-name="T3">ServidorEnderecoRequest</text:span>&gt; enderecos;</text:p>
      <text:p text:style-name="P2">}</text:p>
      <text:p text:style-name="P2"/>
      <text:p text:style-name="P1"/>
      <text:p text:style-name="P2"><text:span text:style-name="T1">import</text:span> java.time.<text:span text:style-name="T3">LocalDate</text:span>;</text:p>
      <text:p text:style-name="P2"><text:span text:style-name="T1">import</text:span> lombok.<text:span text:style-name="T1">AllArgsConstructor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Data</text:span>;</text:p>
      <text:p text:style-name="P2"><text:span text:style-name="T1">import</text:span> lombok.<text:span text:style-name="T1">NoArgsConstructor</text:span>;</text:p>
      <text:p text:style-name="P5"/>
      <text:p text:style-name="P2">@<text:span text:style-name="T1">Data</text:span></text:p>
      <text:p text:style-name="P2">@<text:span text:style-name="T1">NoArgsConstructor</text:span></text:p>
      <text:p text:style-name="P2">@<text:span text:style-name="T1">AllArgsConstructor</text:span></text:p>
      <text:p text:style-name="P2">@<text:span text:style-name="T1">Builder</text:span></text:p>
      <text:p text:style-name="P2"><text:span text:style-name="T1">public</text:span> <text:span text:style-name="T1">class</text:span> <text:span text:style-name="T3">ServidorResponse</text:span> {</text:p>
      <text:p text:style-name="P2"><text:span text:style-name="T1">private</text:span> <text:span text:style-name="T3">Long</text:span> id;</text:p>
      <text:p text:style-name="P2"><text:span text:style-name="T1">private</text:span> <text:span text:style-name="T3">String</text:span> nome;</text:p>
      <text:p text:style-name="P2"><text:span text:style-name="T1">private</text:span> <text:span text:style-name="T3">String</text:span> mae;</text:p>
      <text:p text:style-name="P2"><text:span text:style-name="T1">private</text:span> <text:span text:style-name="T3">String</text:span> pai;</text:p>
      <text:p text:style-name="P2"><text:span text:style-name="T1">private</text:span> <text:span text:style-name="T3">String</text:span> sexo;</text:p>
      <text:p text:style-name="P2"><text:span text:style-name="T1">private</text:span> <text:span text:style-name="T3">LocalDate</text:span> dataNascimento;</text:p>
      <text:p text:style-name="P2"><text:span text:style-name="T1">private</text:span> <text:span text:style-name="T3">String</text:span> fotoUrl;</text:p>
      <text:p text:style-name="P2"><text:span text:style-name="T1">private</text:span> <text:span text:style-name="T3">String</text:span> tipoLogradouro;</text:p>
      <text:p text:style-name="P2"><text:span text:style-name="T1">private</text:span> <text:span text:style-name="T3">String</text:span> logradouro;</text:p>
      <text:p text:style-name="P2"><text:span text:style-name="T1">private</text:span> <text:span text:style-name="T3">Integer</text:span> numero;</text:p>
      <text:p text:style-name="P2"><text:span text:style-name="T1">private</text:span> <text:span text:style-name="T3">String</text:span> bairro;</text:p>
      <text:p text:style-name="P2"><text:span text:style-name="T1">private</text:span> <text:span text:style-name="T3">String</text:span> cidadeNome;</text:p>
      <text:p text:style-name="P2"><text:span text:style-name="T1">private</text:span> <text:span text:style-name="T3">String</text:span> foto;</text:p>
      <text:p text:style-name="P2">}</text:p>
      <text:p text:style-name="P3"/>
      <text:p text:style-name="P1"/>
      <text:p text:style-name="P2"><text:span text:style-name="T1">import</text:span> org.springframework.stereotype.<text:span text:style-name="T1">Component</text:span>;</text:p>
      <text:p text:style-name="P5"><text:soft-page-break/></text:p>
      <text:p text:style-name="P2"><text:span text:style-name="T1">import</text:span> com.rossatti.spring_pjc_2025.pessoa.entities.<text:span text:style-name="T3">Pessoa</text:span>;</text:p>
      <text:p text:style-name="P2"><text:span text:style-name="T1">import</text:span> com.rossatti.spring_pjc_2025.servidor.dtos.request.<text:span text:style-name="T3">ServidorRequest</text:span>;</text:p>
      <text:p text:style-name="P2"><text:span text:style-name="T1">import</text:span> com.rossatti.spring_pjc_2025.servidor.dtos.response.<text:span text:style-name="T3">ServidorResponse</text:span>;</text:p>
      <text:p text:style-name="P5"/>
      <text:p text:style-name="P2">@<text:span text:style-name="T1">Component</text:span></text:p>
      <text:p text:style-name="P2"><text:span text:style-name="T1">public</text:span> <text:span text:style-name="T1">class</text:span> <text:span text:style-name="T3">ServidorMapperImpl</text:span> <text:span text:style-name="T1">implements</text:span> <text:span text:style-name="T4">ServidorMapper</text:span> {</text:p>
      <text:p text:style-name="P5"/>
      <text:p text:style-name="P2">@<text:span text:style-name="T1">Override</text:span></text:p>
      <text:p text:style-name="P2"><text:span text:style-name="T1">public</text:span> <text:span text:style-name="T3">ServidorResponse</text:span> <text:span text:style-name="T10">toResponse</text:span>(<text:span text:style-name="T3">Pessoa</text:span> <text:span text:style-name="T11">model</text:span>) {</text:p>
      <text:p text:style-name="P5"/>
      <text:p text:style-name="P2"><text:span text:style-name="T1">return</text:span> <text:span text:style-name="T3">ServidorResponse</text:span>.<text:span text:style-name="T10">builder</text:span>()</text:p>
      <text:p text:style-name="P2">.<text:span text:style-name="T10">id</text:span>(<text:span text:style-name="T11">model</text:span>.<text:span text:style-name="T10">getId</text:span>())</text:p>
      <text:p text:style-name="P2">.<text:span text:style-name="T10">nome</text:span>(<text:span text:style-name="T11">model</text:span>.<text:span text:style-name="T10">getNome</text:span>())</text:p>
      <text:p text:style-name="P2">.<text:span text:style-name="T10">mae</text:span>(<text:span text:style-name="T11">model</text:span>.<text:span text:style-name="T10">getMae</text:span>())</text:p>
      <text:p text:style-name="P2">.<text:span text:style-name="T10">pai</text:span>(<text:span text:style-name="T11">model</text:span>.<text:span text:style-name="T10">getPai</text:span>())</text:p>
      <text:p text:style-name="P2">.<text:span text:style-name="T10">dataNascimento</text:span>(<text:span text:style-name="T11">model</text:span>.<text:span text:style-name="T10">getDataNascimento</text:span>())</text:p>
      <text:p text:style-name="P2">.<text:span text:style-name="T10">tipoLogradouro</text:span>(<text:span text:style-name="T11">model</text:span>.<text:span text:style-name="T10">getEnderecos</text:span>().<text:span text:style-name="T10">iterator</text:span>().<text:span text:style-name="T10">next</text:span>().<text:span text:style-name="T10">getTipoLogradouro</text:span>())</text:p>
      <text:p text:style-name="P2">.<text:span text:style-name="T10">logradouro</text:span>(<text:span text:style-name="T11">model</text:span>.<text:span text:style-name="T10">getEnderecos</text:span>().<text:span text:style-name="T10">iterator</text:span>().<text:span text:style-name="T10">next</text:span>().<text:span text:style-name="T10">getLogradouro</text:span>())</text:p>
      <text:p text:style-name="P2">.<text:span text:style-name="T10">numero</text:span>(<text:span text:style-name="T11">model</text:span>.<text:span text:style-name="T10">getEnderecos</text:span>().<text:span text:style-name="T10">iterator</text:span>().<text:span text:style-name="T10">next</text:span>().<text:span text:style-name="T10">getNumero</text:span>())</text:p>
      <text:p text:style-name="P2">.<text:span text:style-name="T10">bairro</text:span>(<text:span text:style-name="T11">model</text:span>.<text:span text:style-name="T10">getEnderecos</text:span>().<text:span text:style-name="T10">iterator</text:span>().<text:span text:style-name="T10">next</text:span>().<text:span text:style-name="T10">getBairro</text:span>())</text:p>
      <text:p text:style-name="P2">.<text:span text:style-name="T10">cidadeNome</text:span>(<text:span text:style-name="T11">model</text:span>.<text:span text:style-name="T10">getEnderecos</text:span>().<text:span text:style-name="T10">iterator</text:span>().<text:span text:style-name="T10">next</text:span>().<text:span text:style-name="T10">getCidade</text:span>().<text:span text:style-name="T10">getNome</text:span>())</text:p>
      <text:p text:style-name="P2">.<text:span text:style-name="T10">fotoUrl</text:span>(<text:span text:style-name="T7">""</text:span>)</text:p>
      <text:p text:style-name="P2">.<text:span text:style-name="T10">build</text:span>();</text:p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3">Pessoa</text:span> <text:span text:style-name="T10">toModel</text:span>(<text:span text:style-name="T3">ServidorRequest</text:span> <text:span text:style-name="T11">request</text:span>) {</text:p>
      <text:p text:style-name="P2"><text:span text:style-name="T1">return</text:span> <text:span text:style-name="T3">Pessoa</text:span>.<text:span text:style-name="T10">builder</text:span>()</text:p>
      <text:p text:style-name="P2">.<text:span text:style-name="T10">nome</text:span>(<text:span text:style-name="T11">request</text:span>.<text:span text:style-name="T10">getNome</text:span>())</text:p>
      <text:p text:style-name="P2">.<text:span text:style-name="T10">mae</text:span>(<text:span text:style-name="T11">request</text:span>.<text:span text:style-name="T10">getMae</text:span>())</text:p>
      <text:p text:style-name="P2">.<text:span text:style-name="T10">pai</text:span>(<text:span text:style-name="T11">request</text:span>.<text:span text:style-name="T10">getPai</text:span>())</text:p>
      <text:p text:style-name="P2">.<text:span text:style-name="T10">dataNascimento</text:span>(<text:span text:style-name="T11">request</text:span>.<text:span text:style-name="T10">getDataNascimento</text:span>())</text:p>
      <text:p text:style-name="P2">.<text:span text:style-name="T10">build</text:span>(); </text:p>
      <text:p text:style-name="P2">}</text:p>
      <text:p text:style-name="P5"/>
      <text:p text:style-name="P2">}</text:p>
      <text:p text:style-name="P2"/>
      <text:p text:style-name="P4"><text:span text:style-name="T1">import</text:span> java.time.<text:span text:style-name="T3">LocalDate</text:span>;</text:p>
      <text:p text:style-name="P2"><text:span text:style-name="T1">import</text:span> java.util.<text:span text:style-name="T3">HashSet</text:span>;</text:p>
      <text:p text:style-name="P2"><text:span text:style-name="T1">import</text:span> java.util.<text:span text:style-name="T3">Optional</text:span>;</text:p>
      <text:p text:style-name="P2"><text:span text:style-name="T1">import</text:span> org.springframework.beans.<text:span text:style-name="T3">BeanUtils</text:span>;</text:p>
      <text:p text:style-name="P2"><text:span text:style-name="T1">import</text:span> org.springframework.data.domain.<text:span text:style-name="T4">Page</text:span>;</text:p>
      <text:p text:style-name="P2"><text:span text:style-name="T1">import</text:span> org.springframework.data.domain.<text:span text:style-name="T4">Pageable</text:span>;</text:p>
      <text:p text:style-name="P2"><text:span text:style-name="T1">import</text:span> org.springframework.stereotype.<text:span text:style-name="T1">Service</text:span>;</text:p>
      <text:p text:style-name="P5"/>
      <text:p text:style-name="P2"><text:span text:style-name="T1">import</text:span> com.rossatti.spring_pjc_2025.cidade.entities.<text:span text:style-name="T3">Cidade</text:span>;</text:p>
      <text:p text:style-name="P2"><text:span text:style-name="T1">import</text:span> com.rossatti.spring_pjc_2025.cidade.repositories.<text:span text:style-name="T4">CidadeRepository</text:span>;</text:p>
      <text:p text:style-name="P2"><text:span text:style-name="T1">import</text:span> com.rossatti.spring_pjc_2025.endereco.entities.<text:span text:style-name="T3">Endereco</text:span>;</text:p>
      <text:p text:style-name="P2"><text:span text:style-name="T1">import</text:span> com.rossatti.spring_pjc_2025.endereco.repositories.<text:span text:style-name="T4">EnderecoRepository</text:span>;</text:p>
      <text:p text:style-name="P2"><text:span text:style-name="T1">import</text:span> com.rossatti.spring_pjc_2025.pessoa.entities.<text:span text:style-name="T3">Pessoa</text:span>;</text:p>
      <text:p text:style-name="P2"><text:soft-page-break/><text:span text:style-name="T1">import</text:span> com.rossatti.spring_pjc_2025.pessoa.exceptions.<text:span text:style-name="T3">PessoaNotFoundException</text:span>;</text:p>
      <text:p text:style-name="P2"><text:span text:style-name="T1">import</text:span> com.rossatti.spring_pjc_2025.pessoa.repositories.<text:span text:style-name="T4">PessoaRepository</text:span>;</text:p>
      <text:p text:style-name="P2"><text:span text:style-name="T1">import</text:span> com.rossatti.spring_pjc_2025.servidor.dtos.request.<text:span text:style-name="T3">ServidorRequest</text:span>;</text:p>
      <text:p text:style-name="P2"><text:span text:style-name="T1">import</text:span> com.rossatti.spring_pjc_2025.servidor.dtos.response.<text:span text:style-name="T3">ServidorResponse</text:span>;</text:p>
      <text:p text:style-name="P2"><text:span text:style-name="T1">import</text:span> com.rossatti.spring_pjc_2025.servidor.mappers.<text:span text:style-name="T4">ServidorMapper</text:span>;</text:p>
      <text:p text:style-name="P5"/>
      <text:p text:style-name="P2"><text:span text:style-name="T1">import</text:span> jakarta.transaction.<text:span text:style-name="T1">Transactional</text:span>;</text:p>
      <text:p text:style-name="P2"><text:span text:style-name="T1">import</text:span> lombok.<text:span text:style-name="T1">RequiredArgsConstructor</text:span>;</text:p>
      <text:p text:style-name="P5"/>
      <text:p text:style-name="P2">@<text:span text:style-name="T1">Service</text:span></text:p>
      <text:p text:style-name="P2">@<text:span text:style-name="T1">RequiredArgsConstructor</text:span></text:p>
      <text:p text:style-name="P2"><text:span text:style-name="T1">public</text:span> <text:span text:style-name="T1">class</text:span> <text:span text:style-name="T3">ServidorServiceImpl</text:span> <text:span text:style-name="T1">implements</text:span> <text:span text:style-name="T4">ServidorService</text:span> {</text:p>
      <text:p text:style-name="P6"/>
      <text:p text:style-name="P2"><text:span text:style-name="T1">private</text:span> <text:span text:style-name="T1">final</text:span> <text:span text:style-name="T4">PessoaRepository</text:span> <text:span text:style-name="T5">pessoaRepository</text:span>;</text:p>
      <text:p text:style-name="P2"><text:span text:style-name="T1">private</text:span> <text:span text:style-name="T1">final</text:span> <text:span text:style-name="T4">CidadeRepository</text:span> <text:span text:style-name="T5">cidadeRepository</text:span>;</text:p>
      <text:p text:style-name="P2"><text:span text:style-name="T1">private</text:span> <text:span text:style-name="T1">final</text:span> <text:span text:style-name="T4">EnderecoRepository</text:span> <text:span text:style-name="T5">enderecoRepository</text:span>;</text:p>
      <text:p text:style-name="P2"><text:span text:style-name="T1">private</text:span> <text:span text:style-name="T1">final</text:span> <text:span text:style-name="T4">ServidorMapper</text:span> <text:span text:style-name="T5">servidorMapper</text:span>;</text:p>
      <text:p text:style-name="P2">@<text:span text:style-name="T1">Override</text:span></text:p>
      <text:p text:style-name="P2"><text:span text:style-name="T1">public</text:span> <text:span text:style-name="T4">Page</text:span>&lt;<text:span text:style-name="T3">ServidorResponse</text:span>&gt; <text:span text:style-name="T10">findAll</text:span>(<text:span text:style-name="T3">String</text:span> <text:span text:style-name="T11">nome</text:span>, <text:span text:style-name="T4">Pageable</text:span> <text:span text:style-name="T11">pageable</text:span>) {</text:p>
      <text:p text:style-name="P2"><text:span text:style-name="T1">return</text:span> <text:span text:style-name="T5">pessoaRepository</text:span>.<text:span text:style-name="T10">findByNomeContaining</text:span>(<text:span text:style-name="T11">nome</text:span>, <text:span text:style-name="T11">pageable</text:span>)</text:p>
      <text:p text:style-name="P2">.<text:span text:style-name="T10">map</text:span>(<text:span text:style-name="T5">servidorMapper</text:span><text:span text:style-name="T1">::</text:span><text:span text:style-name="T10">toResponse</text:span>);</text:p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3">ServidorResponse</text:span> <text:span text:style-name="T10">findById</text:span>(<text:span text:style-name="T3">Long</text:span> <text:span text:style-name="T11">id</text:span>) {</text:p>
      <text:p text:style-name="P2"><text:span text:style-name="T1">if</text:span>(<text:span text:style-name="T1">!</text:span><text:span text:style-name="T5">pessoaRepository</text:span>.<text:span text:style-name="T10">existsById</text:span>(<text:span text:style-name="T11">id</text:span>)){</text:p>
      <text:p text:style-name="P2"><text:span text:style-name="T1">return</text:span> <text:span text:style-name="T2">new</text:span> <text:span text:style-name="T10">ServidorResponse</text:span>();</text:p>
      <text:p text:style-name="P2">}</text:p>
      <text:p text:style-name="P2"><text:span text:style-name="T1">return</text:span> <text:span text:style-name="T5">pessoaRepository</text:span>.<text:span text:style-name="T10">findById</text:span>(<text:span text:style-name="T11">id</text:span>)</text:p>
      <text:p text:style-name="P2">.<text:span text:style-name="T10">map</text:span>(<text:span text:style-name="T5">servidorMapper</text:span><text:span text:style-name="T1">::</text:span><text:span text:style-name="T10">toResponse</text:span>)</text:p>
      <text:p text:style-name="P2">.<text:span text:style-name="T10">orElseThrow</text:span>(<text:span text:style-name="T3">PessoaNotFoundException</text:span><text:span text:style-name="T1">::</text:span><text:span text:style-name="T2">new</text:span>);</text:p>
      <text:p text:style-name="P2">}</text:p>
      <text:p text:style-name="P2">@<text:span text:style-name="T1">Override</text:span></text:p>
      <text:p text:style-name="P2"><text:span text:style-name="T1">public</text:span> <text:span text:style-name="T3">ServidorResponse</text:span> <text:span text:style-name="T10">update</text:span>(<text:span text:style-name="T3">Long</text:span> <text:span text:style-name="T11">id</text:span>, <text:span text:style-name="T3">ServidorRequest</text:span> <text:span text:style-name="T11">request</text:span>) {</text:p>
      <text:p text:style-name="P7">// TODO Auto-generated method stub</text:p>
      <text:p text:style-name="P2"><text:span text:style-name="T1">throw</text:span> <text:span text:style-name="T2">new</text:span> <text:span text:style-name="T10">UnsupportedOperationException</text:span>(<text:span text:style-name="T7">"</text:span><text:span text:style-name="T8">Unimplemented method 'update'</text:span><text:span text:style-name="T7">"</text:span>);</text:p>
      <text:p text:style-name="P2">} </text:p>
      <text:p text:style-name="P2">@<text:span text:style-name="T1">Override</text:span></text:p>
      <text:p text:style-name="P2">@<text:span text:style-name="T1">Transactional</text:span></text:p>
      <text:p text:style-name="P2"><text:span text:style-name="T1">public</text:span> <text:span text:style-name="T3">ServidorResponse</text:span> <text:span text:style-name="T10">create</text:span>(<text:span text:style-name="T3">ServidorRequest</text:span> <text:span text:style-name="T11">request</text:span>) {</text:p>
      <text:p text:style-name="P5"/>
      <text:p text:style-name="P7">//----------------------------------</text:p>
      <text:p text:style-name="P7">/// Tratando dados de Cidade</text:p>
      <text:p text:style-name="P7">//---------------------------------- </text:p>
      <text:p text:style-name="P2"><text:span text:style-name="T3">Cidade</text:span> cidadeData <text:span text:style-name="T1">=</text:span> <text:span text:style-name="T2">new</text:span> <text:span text:style-name="T10">Cidade</text:span>();</text:p>
      <text:p text:style-name="P2"><text:span text:style-name="T3">Optional</text:span>&lt;<text:span text:style-name="T3">Cidade</text:span>&gt; cidade <text:span text:style-name="T1">=</text:span> <text:span text:style-name="T5">cidadeRepository</text:span>.<text:span text:style-name="T10">findByNomeAndUf</text:span>(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Cidade</text:span>().<text:span text:style-name="T10">getNome</text:span>(), 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Cidade</text:span>().<text:span text:style-name="T10">getUf</text:span>()</text:p>
      <text:p text:style-name="P2">);</text:p>
      <text:p text:style-name="P2"><text:span text:style-name="T1">if</text:span> (cidade.<text:span text:style-name="T10">isEmpty</text:span>()) {</text:p>
      <text:p text:style-name="P2"><text:soft-page-break/>cidadeData <text:span text:style-name="T1">=</text:span> <text:span text:style-name="T5">cidadeRepository</text:span>.<text:span text:style-name="T10">save</text:span>(</text:p>
      <text:p text:style-name="P2"><text:span text:style-name="T2">new</text:span> <text:span text:style-name="T10">Cidade</text:span>(<text:span text:style-name="T5">null</text:span>, <text:span text:style-name="T11">request</text:span>.<text:span text:style-name="T10">getEnderecos</text:span>().<text:span text:style-name="T10">iterator</text:span>().<text:span text:style-name="T10">next</text:span>().<text:span text:style-name="T10">getCidade</text:span>().<text:span text:style-name="T10">getNome</text:span>(), 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Cidade</text:span>().<text:span text:style-name="T10">getUf</text:span>(), </text:p>
      <text:p text:style-name="P8">null</text:p>
      <text:p text:style-name="P2">)</text:p>
      <text:p text:style-name="P2">); </text:p>
      <text:p text:style-name="P2">}</text:p>
      <text:p text:style-name="P2"><text:span text:style-name="T1">else</text:span> {</text:p>
      <text:p text:style-name="P2"><text:span text:style-name="T3">BeanUtils</text:span>.<text:span text:style-name="T10">copyProperties</text:span>(cidade.<text:span text:style-name="T10">get</text:span>(), cidadeData);</text:p>
      <text:p text:style-name="P2">}</text:p>
      <text:p text:style-name="P7">//--------------------------------------------</text:p>
      <text:p text:style-name="P7">// Tratando dados de Endereco</text:p>
      <text:p text:style-name="P7">//--------------------------------------------</text:p>
      <text:p text:style-name="P2"><text:span text:style-name="T3">Endereco</text:span> enderecoData <text:span text:style-name="T1">=</text:span> <text:span text:style-name="T2">new</text:span> <text:span text:style-name="T10">Endereco</text:span>();</text:p>
      <text:p text:style-name="P2"><text:span text:style-name="T3">Optional</text:span>&lt;<text:span text:style-name="T3">Endereco</text:span>&gt; endereco <text:span text:style-name="T1">=</text:span> <text:span text:style-name="T5">enderecoRepository</text:span>.<text:span text:style-name="T10">findByTipoLogradouroAndLogradouroAndNumeroAndBairroAndCidadeId</text:span>(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TipoLogradouro</text:span>(),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Logradouro</text:span>(),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Numero</text:span>(),</text:p>
      <text:p text:style-name="P2"><text:span text:style-name="T11">request</text:span>.<text:span text:style-name="T10">getEnderecos</text:span>().<text:span text:style-name="T10">iterator</text:span>().<text:span text:style-name="T10">next</text:span>().<text:span text:style-name="T10">getBairro</text:span>(),</text:p>
      <text:p text:style-name="P2">cidadeData.<text:span text:style-name="T10">getId</text:span>()</text:p>
      <text:p text:style-name="P2">);</text:p>
      <text:p text:style-name="P2"><text:span text:style-name="T1">if</text:span> (endereco.<text:span text:style-name="T10">isEmpty</text:span>()) {</text:p>
      <text:p text:style-name="P2">enderecoData <text:span text:style-name="T1">=</text:span> <text:span text:style-name="T5">enderecoRepository</text:span>.<text:span text:style-name="T10">save</text:span>(</text:p>
      <text:p text:style-name="P2"><text:span text:style-name="T3">Endereco</text:span>.<text:span text:style-name="T10">builder</text:span>()</text:p>
      <text:p text:style-name="P2">.<text:span text:style-name="T10">tipoLogradouro</text:span>(<text:span text:style-name="T11">request</text:span>.<text:span text:style-name="T10">getEnderecos</text:span>().<text:span text:style-name="T10">iterator</text:span>().<text:span text:style-name="T10">next</text:span>().<text:span text:style-name="T10">getTipoLogradouro</text:span>())</text:p>
      <text:p text:style-name="P2">.<text:span text:style-name="T10">logradouro</text:span>(<text:span text:style-name="T11">request</text:span>.<text:span text:style-name="T10">getEnderecos</text:span>().<text:span text:style-name="T10">iterator</text:span>().<text:span text:style-name="T10">next</text:span>().<text:span text:style-name="T10">getLogradouro</text:span>())</text:p>
      <text:p text:style-name="P2">.<text:span text:style-name="T10">numero</text:span>(<text:span text:style-name="T11">request</text:span>.<text:span text:style-name="T10">getEnderecos</text:span>().<text:span text:style-name="T10">iterator</text:span>().<text:span text:style-name="T10">next</text:span>().<text:span text:style-name="T10">getNumero</text:span>())</text:p>
      <text:p text:style-name="P2">.<text:span text:style-name="T10">bairro</text:span>(<text:span text:style-name="T11">request</text:span>.<text:span text:style-name="T10">getEnderecos</text:span>().<text:span text:style-name="T10">iterator</text:span>().<text:span text:style-name="T10">next</text:span>().<text:span text:style-name="T10">getBairro</text:span>())</text:p>
      <text:p text:style-name="P2">.<text:span text:style-name="T10">cidade</text:span>(cidadeData)</text:p>
      <text:p text:style-name="P2">.<text:span text:style-name="T10">unidadeEnderecos</text:span>(<text:span text:style-name="T2">new</text:span> <text:span text:style-name="T10">HashSet</text:span>&lt;&gt;())</text:p>
      <text:p text:style-name="P2">.<text:span text:style-name="T10">build</text:span>()</text:p>
      <text:p text:style-name="P2">);</text:p>
      <text:p text:style-name="P5"/>
      <text:p text:style-name="P2">}</text:p>
      <text:p text:style-name="P2"><text:span text:style-name="T1">else</text:span> {</text:p>
      <text:p text:style-name="P2"><text:span text:style-name="T3">BeanUtils</text:span>.<text:span text:style-name="T10">copyProperties</text:span>(endereco.<text:span text:style-name="T10">get</text:span>(), enderecoData);</text:p>
      <text:p text:style-name="P2">}</text:p>
      <text:p text:style-name="P7">//--------------------------------------------</text:p>
      <text:p text:style-name="P7">// Tratando dados de Pessoa (Servidor)</text:p>
      <text:p text:style-name="P7">//--------------------------------------------</text:p>
      <text:p text:style-name="P2"><text:span text:style-name="T3">Pessoa</text:span> pessoaData <text:span text:style-name="T1">=</text:span> <text:span text:style-name="T2">new</text:span> <text:span text:style-name="T10">Pessoa</text:span>();</text:p>
      <text:p text:style-name="P2"><text:span text:style-name="T3">Optional</text:span>&lt;<text:span text:style-name="T3">Pessoa</text:span>&gt; pessoa <text:span text:style-name="T1">=</text:span> <text:span text:style-name="T5">pessoaRepository</text:span>.<text:span text:style-name="T10">findByNomeAndMaeAndDataNascimento</text:span>(</text:p>
      <text:p text:style-name="P2"><text:span text:style-name="T11">request</text:span>.<text:span text:style-name="T10">getNome</text:span>(), <text:span text:style-name="T11">request</text:span>.<text:span text:style-name="T10">getMae</text:span>(), <text:span text:style-name="T11">request</text:span>.<text:span text:style-name="T10">getDataNascimento</text:span>()</text:p>
      <text:p text:style-name="P2">);</text:p>
      <text:p text:style-name="P2"><text:span text:style-name="T1">if</text:span> (pessoa.<text:span text:style-name="T10">isEmpty</text:span>()) {</text:p>
      <text:p text:style-name="P2"><text:span text:style-name="T3">Pessoa</text:span> pessoaToCreate <text:span text:style-name="T1">=</text:span> <text:span text:style-name="T2">new</text:span> <text:span text:style-name="T10">Pessoa</text:span>(<text:span text:style-name="T5">null</text:span>, <text:span text:style-name="T11">request</text:span>.<text:span text:style-name="T10">getNome</text:span>(), </text:p>
      <text:p text:style-name="P2"><text:span text:style-name="T11">request</text:span>.<text:span text:style-name="T10">getMae</text:span>(), </text:p>
      <text:p text:style-name="P2"><text:span text:style-name="T11">request</text:span>.<text:span text:style-name="T10">getPai</text:span>(), </text:p>
      <text:p text:style-name="P2"><text:span text:style-name="T11">request</text:span>.<text:span text:style-name="T10">getSexo</text:span>().<text:span text:style-name="T10">toUpperCase</text:span>(), </text:p>
      <text:p text:style-name="P2"><text:soft-page-break/><text:span text:style-name="T11">request</text:span>.<text:span text:style-name="T10">getDataNascimento</text:span>(), </text:p>
      <text:p text:style-name="P2"><text:span text:style-name="T5">null</text:span>, </text:p>
      <text:p text:style-name="P2"><text:span text:style-name="T5">null</text:span>);</text:p>
      <text:p text:style-name="P2">pessoaData <text:span text:style-name="T1">=</text:span> <text:span text:style-name="T5">pessoaRepository</text:span>.<text:span text:style-name="T10">save</text:span>(pessoaToCreate);</text:p>
      <text:p text:style-name="P2"><text:span text:style-name="T1">if</text:span> (pessoaData.<text:span text:style-name="T10">getEnderecos</text:span>() <text:span text:style-name="T1">==</text:span> <text:span text:style-name="T5">null</text:span>) {</text:p>
      <text:p text:style-name="P2">pessoaData.<text:span text:style-name="T10">setEnderecos</text:span>(<text:span text:style-name="T2">new</text:span> <text:span text:style-name="T10">HashSet</text:span>&lt;&gt;());</text:p>
      <text:p text:style-name="P2">}</text:p>
      <text:p text:style-name="P2">pessoaData.<text:span text:style-name="T10">getEnderecos</text:span>().<text:span text:style-name="T10">add</text:span>(enderecoData);</text:p>
      <text:p text:style-name="P2"><text:span text:style-name="T5">pessoaRepository</text:span>.<text:span text:style-name="T10">save</text:span>(pessoaData); </text:p>
      <text:p text:style-name="P2">} <text:span text:style-name="T1">else</text:span> {</text:p>
      <text:p text:style-name="P2"><text:span text:style-name="T3">BeanUtils</text:span>.<text:span text:style-name="T10">copyProperties</text:span>(pessoa.<text:span text:style-name="T10">get</text:span>(), pessoaData);</text:p>
      <text:p text:style-name="P2">} </text:p>
      <text:p text:style-name="P2"><text:span text:style-name="T1">return</text:span> <text:span text:style-name="T5">servidorMapper</text:span>.<text:span text:style-name="T10">toResponse</text:span>(pessoaData);</text:p>
      <text:p text:style-name="P2">}</text:p>
      <text:p text:style-name="P5"/>
      <text:p text:style-name="P2"><text:span text:style-name="T1">public</text:span> <text:span text:style-name="T4">boolean</text:span> <text:span text:style-name="T10">existsServidor</text:span>(<text:span text:style-name="T3">String</text:span> <text:span text:style-name="T11">nome</text:span>,<text:span text:style-name="T3">String</text:span> <text:span text:style-name="T11">mae</text:span>, <text:span text:style-name="T3">LocalDate</text:span> <text:span text:style-name="T11">dataNascimento</text:span> ){</text:p>
      <text:p text:style-name="P2"><text:span text:style-name="T1">return</text:span> <text:span text:style-name="T5">pessoaRepository</text:span>.<text:span text:style-name="T10">existsByNomeAndMaeAndDataNascimento</text:span>( <text:span text:style-name="T11">nome</text:span>, <text:span text:style-name="T11">mae</text:span>, <text:span text:style-name="T11">dataNascimento</text:span> ); </text:p>
      <text:p text:style-name="P2">}</text:p>
      <text:p text:style-name="P2">}</text:p>
      <text:p text:style-name="P2"/>
      <text:p text:style-name="P4"><text:span text:style-name="T1">import</text:span> java.io.<text:span text:style-name="T3">IOException</text:span>;</text:p>
      <text:p text:style-name="P5"/>
      <text:p text:style-name="P2"><text:span text:style-name="T1">import</text:span> org.springframework.beans.factory.annotation.<text:span text:style-name="T1">Autowired</text:span>;</text:p>
      <text:p text:style-name="P2"><text:span text:style-name="T1">import</text:span> org.springframework.http.<text:span text:style-name="T3">ResponseEntity</text:span>;</text:p>
      <text:p text:style-name="P2"><text:span text:style-name="T1">import</text:span> org.springframework.web.bind.annotation.<text:span text:style-name="T1">PathVariable</text:span>;</text:p>
      <text:p text:style-name="P2"><text:span text:style-name="T1">import</text:span> org.springframework.web.bind.annotation.<text:span text:style-name="T1">PostMapping</text:span>;</text:p>
      <text:p text:style-name="P2"><text:span text:style-name="T1">import</text:span> org.springframework.web.bind.annotation.<text:span text:style-name="T1">RequestMapping</text:span>;</text:p>
      <text:p text:style-name="P2"><text:span text:style-name="T1">import</text:span> org.springframework.web.bind.annotation.<text:span text:style-name="T1">RequestPart</text:span>;</text:p>
      <text:p text:style-name="P2"><text:span text:style-name="T1">import</text:span> org.springframework.web.bind.annotation.<text:span text:style-name="T1">RestController</text:span>;</text:p>
      <text:p text:style-name="P2"><text:span text:style-name="T1">import</text:span> org.springframework.web.multipart.<text:span text:style-name="T4">MultipartFile</text:span>;</text:p>
      <text:p text:style-name="P5"/>
      <text:p text:style-name="P2"><text:span text:style-name="T1">import</text:span> com.fasterxml.jackson.databind.<text:span text:style-name="T3">ObjectMapper</text:span>;</text:p>
      <text:p text:style-name="P2"><text:span text:style-name="T1">import</text:span> com.rossatti.spring_pjc_2025.pessoa_foto.services.<text:span text:style-name="T4">PessoaFotoService</text:span>;</text:p>
      <text:p text:style-name="P2"><text:span text:style-name="T1">import</text:span> com.rossatti.spring_pjc_2025.servidor.dtos.request.<text:span text:style-name="T3">ServidorRequest</text:span>;</text:p>
      <text:p text:style-name="P2"><text:span text:style-name="T1">import</text:span> com.rossatti.spring_pjc_2025.servidor.dtos.response.<text:span text:style-name="T3">ServidorResponse</text:span>;</text:p>
      <text:p text:style-name="P2"><text:span text:style-name="T1">import</text:span> com.rossatti.spring_pjc_2025.servidor.services.<text:span text:style-name="T4">ServidorService</text:span>;</text:p>
      <text:p text:style-name="P5"/>
      <text:p text:style-name="P2"><text:span text:style-name="T1">import</text:span> io.minio.<text:span text:style-name="T3">BucketExistsArgs</text:span>;</text:p>
      <text:p text:style-name="P2"><text:span text:style-name="T1">import</text:span> io.minio.<text:span text:style-name="T3">GetPresignedObjectUrlArgs</text:span>;</text:p>
      <text:p text:style-name="P2"><text:span text:style-name="T1">import</text:span> io.minio.<text:span text:style-name="T3">MakeBucketArgs</text:span>;</text:p>
      <text:p text:style-name="P2"><text:span text:style-name="T1">import</text:span> io.minio.<text:span text:style-name="T3">MinioClient</text:span>;</text:p>
      <text:p text:style-name="P2"><text:span text:style-name="T1">import</text:span> io.minio.<text:span text:style-name="T3">PutObjectArgs</text:span>;</text:p>
      <text:p text:style-name="P2"><text:span text:style-name="T1">import</text:span> io.minio.http.<text:span text:style-name="T4">Method</text:span>;</text:p>
      <text:p text:style-name="P2"><text:span text:style-name="T1">import</text:span> lombok.<text:span text:style-name="T1">RequiredArgsConstructor</text:span>;</text:p>
      <text:p text:style-name="P5"/>
      <text:p text:style-name="P2">@<text:span text:style-name="T1">RestController</text:span></text:p>
      <text:p text:style-name="P2">@<text:span text:style-name="T1">RequiredArgsConstructor</text:span></text:p>
      <text:p text:style-name="P2">@<text:span text:style-name="T1">RequestMapping</text:span>(<text:span text:style-name="T7">"</text:span><text:span text:style-name="T8">/servidores</text:span><text:span text:style-name="T7">"</text:span>)</text:p>
      <text:p text:style-name="P2"><text:span text:style-name="T1">public</text:span> <text:span text:style-name="T1">class</text:span> <text:span text:style-name="T3">ServidorRestController</text:span> {</text:p>
      <text:p text:style-name="P5"/>
      <text:p text:style-name="P7"><text:soft-page-break/>//private final PessoaService service;</text:p>
      <text:p text:style-name="P2"><text:span text:style-name="T1">private</text:span> <text:span text:style-name="T1">final</text:span> <text:span text:style-name="T4">ServidorService</text:span> <text:span text:style-name="T5">servidorService</text:span>;</text:p>
      <text:p text:style-name="P2"><text:span text:style-name="T1">private</text:span> <text:span text:style-name="T1">final</text:span> <text:span text:style-name="T4">PessoaFotoService</text:span> <text:span text:style-name="T5">pessoaFotoService</text:span>;</text:p>
      <text:p text:style-name="P2"><text:span text:style-name="T1">private</text:span> <text:span text:style-name="T1">final</text:span> <text:span text:style-name="T3">ObjectMapper</text:span> <text:span text:style-name="T5">objectMapper</text:span>; <text:span text:style-name="T12">//= new ObjectMapper(); // Objeto para converter JSON em DTO</text:span></text:p>
      <text:p text:style-name="P5"/>
      <text:p text:style-name="P2">@<text:span text:style-name="T1">Autowired</text:span></text:p>
      <text:p text:style-name="P2"><text:span text:style-name="T1">private</text:span> <text:span text:style-name="T3">MinioClient</text:span> minioClient;</text:p>
      <text:p text:style-name="P5"/>
      <text:p text:style-name="P2"><text:span text:style-name="T1">private</text:span> <text:span text:style-name="T1">final</text:span> <text:span text:style-name="T3">String</text:span> <text:span text:style-name="T5">bucketName</text:span> <text:span text:style-name="T1">=</text:span> <text:span text:style-name="T7">"</text:span><text:span text:style-name="T8">fotos</text:span><text:span text:style-name="T7">"</text:span>;</text:p>
      <text:p text:style-name="P5"/>
      <text:p text:style-name="P2">@<text:span text:style-name="T1">PostMapping</text:span>(<text:span text:style-name="T5">consumes</text:span> <text:span text:style-name="T1">=</text:span> {<text:span text:style-name="T7">"</text:span><text:span text:style-name="T8">multipart/form-data</text:span><text:span text:style-name="T7">"</text:span>})</text:p>
      <text:p text:style-name="P2"><text:span text:style-name="T1">public</text:span> <text:span text:style-name="T3">ResponseEntity</text:span>&lt;<text:span text:style-name="T3">ServidorResponse</text:span>&gt; <text:span text:style-name="T10">create</text:span>(</text:p>
      <text:p text:style-name="P2">@<text:span text:style-name="T1">RequestPart</text:span>(<text:span text:style-name="T7">"</text:span><text:span text:style-name="T8">pessoa</text:span><text:span text:style-name="T7">"</text:span>) <text:span text:style-name="T3">String</text:span> <text:span text:style-name="T11">pessoaJson</text:span>,</text:p>
      <text:p text:style-name="P2">@<text:span text:style-name="T1">RequestPart</text:span>(<text:span text:style-name="T7">"</text:span><text:span text:style-name="T8">foto</text:span><text:span text:style-name="T7">"</text:span>) <text:span text:style-name="T4">MultipartFile</text:span> <text:span text:style-name="T11">foto</text:span>) <text:span text:style-name="T1">throws</text:span> <text:span text:style-name="T3">IOException</text:span> </text:p>
      <text:p text:style-name="P2">{</text:p>
      <text:p text:style-name="P2"><text:span text:style-name="T3">ServidorRequest</text:span> servidor <text:span text:style-name="T1">=</text:span> <text:span text:style-name="T5">objectMapper</text:span>.<text:span text:style-name="T10">readValue</text:span>(<text:span text:style-name="T11">pessoaJson</text:span>, <text:span text:style-name="T3">ServidorRequest</text:span>.<text:span text:style-name="T1">class</text:span>);</text:p>
      <text:p text:style-name="P2"><text:span text:style-name="T3">ServidorResponse</text:span> novaPessoa <text:span text:style-name="T1">=</text:span> <text:span text:style-name="T5">servidorService</text:span>.<text:span text:style-name="T10">create</text:span>(servidor);</text:p>
      <text:p text:style-name="P7">//---------------------------</text:p>
      <text:p text:style-name="P7">// FOR CODE_REVIEW</text:p>
      <text:p text:style-name="P7">//---------------------------</text:p>
      <text:p text:style-name="P2"><text:span text:style-name="T1">try</text:span> {</text:p>
      <text:p text:style-name="P2"><text:span text:style-name="T3">String</text:span> hash <text:span text:style-name="T1">=</text:span> <text:span text:style-name="T5">pessoaFotoService</text:span>.<text:span text:style-name="T10">generateHash</text:span>(<text:span text:style-name="T11">foto</text:span>);</text:p>
      <text:p text:style-name="P2"><text:span text:style-name="T3">String</text:span> fileName <text:span text:style-name="T1">=</text:span> hash <text:span text:style-name="T1">+</text:span> <text:span text:style-name="T7">"</text:span><text:span text:style-name="T8">.png</text:span><text:span text:style-name="T7">"</text:span>;</text:p>
      <text:p text:style-name="P6"/>
      <text:p text:style-name="P2"><text:span text:style-name="T1">if</text:span> (<text:span text:style-name="T1">!</text:span>minioClient.<text:span text:style-name="T10">bucketExists</text:span>(<text:span text:style-name="T3">BucketExistsArgs</text:span>.<text:span text:style-name="T10">builder</text:span>().<text:span text:style-name="T10">bucket</text:span>(<text:span text:style-name="T5">bucketName</text:span>).<text:span text:style-name="T10">build</text:span>())) {</text:p>
      <text:p text:style-name="P2">minioClient.<text:span text:style-name="T10">makeBucket</text:span>(<text:span text:style-name="T3">MakeBucketArgs</text:span>.<text:span text:style-name="T10">builder</text:span>().<text:span text:style-name="T10">bucket</text:span>(<text:span text:style-name="T5">bucketName</text:span>).<text:span text:style-name="T10">build</text:span>());</text:p>
      <text:p text:style-name="P2">}</text:p>
      <text:p text:style-name="P5"/>
      <text:p text:style-name="P2">minioClient.<text:span text:style-name="T10">putObject</text:span>(</text:p>
      <text:p text:style-name="P2"><text:span text:style-name="T3">PutObjectArgs</text:span>.<text:span text:style-name="T10">builder</text:span>()</text:p>
      <text:p text:style-name="P2">.<text:span text:style-name="T10">bucket</text:span>(<text:span text:style-name="T5">bucketName</text:span>)</text:p>
      <text:p text:style-name="P2">.<text:span text:style-name="T10">object</text:span>(fileName)</text:p>
      <text:p text:style-name="P2">.<text:span text:style-name="T10">stream</text:span>(<text:span text:style-name="T11">foto</text:span>.<text:span text:style-name="T10">getInputStream</text:span>(), <text:span text:style-name="T11">foto</text:span>.<text:span text:style-name="T10">getSize</text:span>(), <text:span text:style-name="T1">-</text:span><text:span text:style-name="T5">1</text:span>)</text:p>
      <text:p text:style-name="P2">.<text:span text:style-name="T10">contentType</text:span>(<text:span text:style-name="T11">foto</text:span>.<text:span text:style-name="T10">getContentType</text:span>())</text:p>
      <text:p text:style-name="P2">.<text:span text:style-name="T10">build</text:span>()</text:p>
      <text:p text:style-name="P2">);</text:p>
      <text:p text:style-name="P2"><text:span text:style-name="T5">pessoaFotoService</text:span>.<text:span text:style-name="T10">saveFoto</text:span>(novaPessoa.<text:span text:style-name="T10">getId</text:span>(), hash);</text:p>
      <text:p text:style-name="P2">novaPessoa.<text:span text:style-name="T10">setFoto</text:span>(<text:span text:style-name="T10">obterLinkTemporario</text:span>(hash));</text:p>
      <text:p text:style-name="P7">// return ResponseEntity.ok("Foto salva com sucesso. Hash: " + hash);</text:p>
      <text:p text:style-name="P2"><text:span text:style-name="T1">return</text:span> <text:span text:style-name="T3">ResponseEntity</text:span>.<text:span text:style-name="T10">ok</text:span>(novaPessoa) ;</text:p>
      <text:p text:style-name="P7">// return ResponseEntity.ok("Foto salva com sucesso. Hash: " + obterLinkTemporario(hash) );</text:p>
      <text:p text:style-name="P5"/>
      <text:p text:style-name="P2">} <text:span text:style-name="T1">catch</text:span> (<text:span text:style-name="T3">Exception</text:span> <text:span text:style-name="T9">e</text:span>) {</text:p>
      <text:p text:style-name="P7">// return ResponseEntity.status(500).body("Erro ao enviar foto: " + e.getMessage());</text:p>
      <text:p text:style-name="P2"><text:span text:style-name="T1">return</text:span> <text:span text:style-name="T3">ResponseEntity</text:span>.<text:span text:style-name="T10">status</text:span>(<text:span text:style-name="T5">500</text:span>).<text:span text:style-name="T10">body</text:span>(<text:span text:style-name="T2">new</text:span> <text:span text:style-name="T10">ServidorResponse</text:span>());</text:p>
      <text:p text:style-name="P2">}</text:p>
      <text:p text:style-name="P2">}</text:p>
      <text:p text:style-name="P7">//---------------------------</text:p>
      <text:p text:style-name="P7"><text:soft-page-break/>// FOR CODE_REVIEW</text:p>
      <text:p text:style-name="P7">//--------------------------- </text:p>
      <text:p text:style-name="P2"><text:span text:style-name="T1">public</text:span> <text:span text:style-name="T3">String</text:span> <text:span text:style-name="T10">obterLinkTemporario</text:span>(@<text:span text:style-name="T1">PathVariable</text:span> <text:span text:style-name="T3">String</text:span> <text:span text:style-name="T11">hash</text:span>) {</text:p>
      <text:p text:style-name="P2"><text:span text:style-name="T1">try</text:span> {</text:p>
      <text:p text:style-name="P7">//String objectName = hash + ".jpg";</text:p>
      <text:p text:style-name="P7">// logger.info("Gerando link para objeto: " + objectName);</text:p>
      <text:p text:style-name="P7">// logger.info("Bucket: " + bucketName); </text:p>
      <text:p text:style-name="P5"/>
      <text:p text:style-name="P2"><text:span text:style-name="T3">String</text:span> url <text:span text:style-name="T1">=</text:span> minioClient.<text:span text:style-name="T10">getPresignedObjectUrl</text:span>(</text:p>
      <text:p text:style-name="P2"><text:span text:style-name="T3">GetPresignedObjectUrlArgs</text:span>.<text:span text:style-name="T10">builder</text:span>()</text:p>
      <text:p text:style-name="P2">.<text:span text:style-name="T10">method</text:span>(<text:span text:style-name="T4">Method</text:span>.GET)</text:p>
      <text:p text:style-name="P2">.<text:span text:style-name="T10">bucket</text:span>(<text:span text:style-name="T5">bucketName</text:span>)</text:p>
      <text:p text:style-name="P2">.<text:span text:style-name="T10">object</text:span>(<text:span text:style-name="T11">hash</text:span> <text:span text:style-name="T1">+</text:span> <text:span text:style-name="T7">"</text:span><text:span text:style-name="T8">.jpg</text:span><text:span text:style-name="T7">"</text:span>)</text:p>
      <text:p text:style-name="P2">.<text:span text:style-name="T10">expiry</text:span>(<text:span text:style-name="T5">300</text:span>)</text:p>
      <text:p text:style-name="P2">.<text:span text:style-name="T10">build</text:span>()</text:p>
      <text:p text:style-name="P2">);</text:p>
      <text:p text:style-name="P2"><text:span text:style-name="T1">return</text:span> url;</text:p>
      <text:p text:style-name="P2">} <text:span text:style-name="T1">catch</text:span> (<text:span text:style-name="T3">Exception</text:span> <text:span text:style-name="T9">e</text:span>) {</text:p>
      <text:p text:style-name="P2"><text:span text:style-name="T1">return</text:span> <text:span text:style-name="T7">"</text:span><text:span text:style-name="T8">Erro ao gerar link temporário: </text:span><text:span text:style-name="T7">"</text:span>;</text:p>
      <text:p text:style-name="P2">}</text:p>
      <text:p text:style-name="P2">}</text:p>
      <text:p text:style-name="P2">}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7:15:13.270214767</meta:creation-date>
    <dc:date>2025-04-08T17:24:26.593593400</dc:date>
    <meta:editing-duration>PT9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57" meta:word-count="999" meta:character-count="12966" meta:non-whitespace-character-count="12298"/>
  </office:meta>
</office:document-meta>
</file>